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style:font-name="Courier New" style:text-underline-style="none" officeooo:rsid="001684ed" officeooo:paragraph-rsid="001684ed"/>
    </style:style>
    <style:style style:name="P2" style:family="paragraph" style:parent-style-name="Standard">
      <style:paragraph-properties fo:text-align="justify" style:justify-single-word="false"/>
      <style:text-properties style:font-name="Courier New" style:text-underline-style="none" officeooo:rsid="001684ed" officeooo:paragraph-rsid="001684ed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6pt" style:text-underline-style="none" fo:font-weight="bold" officeooo:rsid="001684ed" officeooo:paragraph-rsid="001684ed" style:font-size-asian="16pt" style:font-weight-asian="bold" style:font-size-complex="16pt" style:font-weight-complex="bold"/>
    </style:style>
    <style:style style:name="T1" style:family="text">
      <style:text-properties fo:language="es" fo:country="ES" officeooo:rsid="00239c90"/>
    </style:style>
    <style:style style:name="T2" style:family="text">
      <style:text-properties fo:language="es" fo:country="ES" officeooo:rsid="002550b9"/>
    </style:style>
    <style:style style:name="T3" style:family="text">
      <style:text-properties fo:language="es" fo:country="ES" officeooo:rsid="0022f7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ENUNCIADOS EJERCICIOS EVENTOS EN JS</text:p>
      <text:p text:style-name="P2"/>
      <text:p text:style-name="P2"/>
      <text:list xml:id="list2733219167" text:style-name="L1">
        <text:list-item>
          <text:p text:style-name="P1"><text:span text:style-name="T1">Haz un programa que mediante eventos y el uso del objeto event, te muestre en todo momento la posición actual del ratón en pantalla.</text:span></text:p>
          <text:p text:style-name="P1"><text:span text:style-name="T1">Para mostrarlo modificaremos de forma dinámica un elemento XHTML (Ejemplo, un &lt;p&gt;) </text:span><text:span text:style-name="T2">que nos muestre la posición actual del ratón</text:span><text:span text:style-name="T1">.</text:span></text:p>
        </text:list-item>
        <text:list-item>
          <text:p text:style-name="P1"><text:span text:style-name="T1">Realizar un programa con dos botones “Comenzar Saludos” y “Parar Saludos”. Al hacer click en “Comenzar Saludos”, lance un setInterval que cada 5 segundos muestre un alert con “Hola”. El botón “Parar Saludos” parará esa secuencia.</text:span></text:p>
        </text:list-item>
        <text:list-item>
          <text:p text:style-name="P1"><text:span text:style-name="T1"><text:s/></text:span><text:span text:style-name="T3">Haz un programa que cuando se presione una tecla, calcule cuantos DNIs de 4 cifras (del 0001 al 9999) tienen esa letra y te mostrará los DNIs y sus letras en un elemento XHTML</text:span><text:span text:style-name="T1">(Ejemplo, un &lt;p&gt;)</text:span><text:span text:style-name="T3">.</text:span></text:p>
        </text:list-item>
        <text:list-item>
          <text:p text:style-name="P1"><text:span text:style-name="T3">Haz un programa que al hacer doble click en la pantalla del navegador, cambie el fondo a un color aleato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49:49.102000000</meta:creation-date>
    <dc:date>2019-10-03T10:52:12.981000000</dc:date>
    <meta:editing-duration>PT2M23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6" meta:word-count="145" meta:character-count="834" meta:non-whitespace-character-count="698"/>
  </office:meta>
</office:document-meta>
</file>